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47b8b8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54pt" style:font-size-asian="54pt" style:font-size-complex="54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0.4cm" svg:height="14.6cm" svg:x="0.4cm" svg:y="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9.6cm" svg:height="3.9cm" svg:x="0.8cm" svg:y="4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2cm" svg:height="2.4cm" svg:x="1.3cm" svg:y="5.1cm">
            <text:p text:style-name="P1">Textura(pos)</text:p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7.85cm" svg:height="2.389cm" svg:x="11.55cm" svg:y="5.099cm">
            <text:p text:style-name="P1">Transmitancia_luz(pos)</text:p>
            <text:p text:style-name="P1">(Rayo secundario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1" draw:layer="layout" svg:x1="11.592cm" svg:y1="6.289cm" svg:x2="9.7cm" svg:y2="6.3cm">
            <text:p/>
          </draw:line>
          <draw:line draw:style-name="gr4" draw:text-style-name="P1" draw:layer="layout" svg:x1="6.483cm" svg:y1="6.251cm" svg:x2="8cm" svg:y2="6.3cm">
            <text:p/>
          </draw:line>
          <draw:custom-shape draw:style-name="gr5" draw:text-style-name="P1" draw:layer="layout" svg:width="4.2cm" svg:height="1.5cm" svg:x="6.9cm" svg:y="18.6cm">
            <text:p text:style-name="P1">Color Final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9.601cm" svg:height="3.9cm" svg:x="0.799cm" svg:y="12.9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6.3cm" svg:height="2.4cm" svg:x="1.1cm" svg:y="13.799cm">
            <text:p text:style-name="P1">Textura(pos+dir*paso)</text:p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9.2cm" svg:height="2.389cm" svg:x="11cm" svg:y="13.798cm">
            <text:p text:style-name="P1">Transmitancia_luz(pos+dir*paso)</text:p>
            <text:p text:style-name="P1">(Rayo secundario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1" draw:layer="layout" svg:x1="11.591cm" svg:y1="14.988cm" svg:x2="9.699cm" svg:y2="14.999cm">
            <text:p/>
          </draw:line>
          <draw:line draw:style-name="gr4" draw:text-style-name="P1" draw:layer="layout" svg:x1="6.482cm" svg:y1="14.95cm" svg:x2="7.999cm" svg:y2="14.999cm">
            <text:p/>
          </draw:line>
          <draw:custom-shape draw:style-name="gr6" draw:text-style-name="P2" draw:layer="layout" svg:width="1.5cm" svg:height="1.3cm" svg:x="8.099cm" svg:y="10.999cm">
            <text:p text:style-name="P2"><text:span text:style-name="T1">+</text:span></text:p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1.328cm" svg:height="1.352cm" svg:x="8.2cm" svg:y="9.6cm">
            <draw:text-box>
              <text:p text:style-name="P3"><text:span text:style-name="T1">...</text:span></text:p>
            </draw:text-box>
          </draw:frame>
          <draw:frame draw:style-name="gr8" draw:text-style-name="P4" draw:layer="layout" svg:width="0.6cm" svg:height="2.376cm" svg:x="8.4cm" svg:y="14.1cm">
            <draw:text-box>
              <text:p><text:span text:style-name="T2">*</text:span></text:p>
            </draw:text-box>
          </draw:frame>
          <draw:frame draw:style-name="gr8" draw:text-style-name="P4" draw:layer="layout" svg:width="0.6cm" svg:height="2.376cm" svg:x="8.2cm" svg:y="5.4cm">
            <draw:text-box>
              <text:p><text:span text:style-name="T2">*</text:span></text:p>
            </draw:text-box>
          </draw:frame>
          <draw:line draw:style-name="gr4" draw:text-style-name="P1" draw:layer="layout" svg:x1="9.015cm" svg:y1="17.3cm" svg:x2="9.1cm" svg:y2="18.5cm">
            <text:p/>
          </draw:line>
          <draw:custom-shape draw:style-name="gr6" draw:text-style-name="P2" draw:layer="layout" svg:width="1.5cm" svg:height="1.3cm" svg:x="8.098cm" svg:y="8.598cm">
            <text:p text:style-name="P2"><text:span text:style-name="T1">+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5.425cm" svg:height="1.119cm" svg:x="0.5cm" svg:y="3.038cm">
            <draw:text-box>
              <text:p text:style-name="P5"><text:span text:style-name="T3">Rayo principa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drigo </meta:initial-creator>
    <meta:creation-date>2014-06-24T18:14:45</meta:creation-date>
    <dc:date>2014-06-24T18:45:06</dc:date>
    <dc:creator>rodrigo </dc:creator>
    <meta:editing-duration>PT15M1S</meta:editing-duration>
    <meta:editing-cycles>1</meta:editing-cycles>
    <meta:document-statistic meta:object-count="20"/>
    <meta:generator>LibreOffice/3.5$Linux_X86_64 LibreOffice_project/350m1$Build-2</meta:generator>
  </office:meta>
</office:document-meta>
</file>